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Comman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mand.safeClose( Out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llCommand.getSta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mand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mand.copyFilteredResourceTo( File outFile , String resource , HashMap &lt; String , String &gt;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stallCommand.filter( String line , HashMap &lt; String , String &gt;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allCommand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mand.chmod( File serviceFile ,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allCommand.setDisplayName(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mand.getDisplay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llCommand.mkdir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llCommand.do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32">
            <text:p text:style-name="Table_20_Contents">132</text:p>
          </table:table-cell>
        </table:table-row>
        <table:table-row>
          <table:table-cell office:value-type="string">
            <text:p text:style-name="Table_20_Contents">InstallCommand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llCommand.copyResourceTo( File outFile , String resource , boolean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stallCommand.safeClose(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llCommand.setStartType( String sta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